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377" officeooo:paragraph-rsid="001a6377"/>
    </style:style>
    <style:style style:name="P2" style:family="paragraph" style:parent-style-name="Standard">
      <style:text-properties officeooo:rsid="001ae49a" officeooo:paragraph-rsid="001ae49a"/>
    </style:style>
    <style:style style:name="P3" style:family="paragraph" style:parent-style-name="Standard">
      <style:text-properties officeooo:rsid="001dcaa1" officeooo:paragraph-rsid="001dcaa1"/>
    </style:style>
    <style:style style:name="P4" style:family="paragraph" style:parent-style-name="Standard">
      <style:text-properties officeooo:paragraph-rsid="001dcaa1"/>
    </style:style>
    <style:style style:name="T1" style:family="text">
      <style:text-properties officeooo:rsid="001dca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dzisz się w pokoju.</text:p>
      <text:p text:style-name="P1">Karzą iść ci do piwnicy po ogórki kiszone.</text:p>
      <text:p text:style-name="P1">Wchodzi do piwnicy i widzisz jak coś wyszło z portalu i kradnie ogórki kiszone.</text:p>
      <text:p text:style-name="P1">Biegniesz za tym czymś przez portal.</text:p>
      <text:p text:style-name="P2">Wylądowałeś w świecie fantasy.</text:p>
      <text:p text:style-name="P4"><text:span text:style-name="T1">Panuj głód, ludzie nie umieją kisić, a przez to w zimę głodują i umierają.</text:span></text:p>
      <text:p text:style-name="P3">Wybór pod koniec:</text:p>
      <text:p text:style-name="P3"><text:tab/>dać im ogórki do badań, ale stary cię zleje (jesteś z patologicznej rodziny), albo wrócić z ogórkami i skazać ich na głód</text:p>
      <text:p text:style-name="P3">Andriej rublow(pokazać brutalność świat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2:59:35.721676062</meta:creation-date>
    <dc:date>2021-03-28T12:14:55.509533638</dc:date>
    <meta:editing-duration>PT10M39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9" meta:word-count="79" meta:character-count="462" meta:non-whitespace-character-count="391"/>
  </office:meta>
</office:document-meta>
</file>